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30000028A08D865DFD1C3D407.png" manifest:media-type="image/png"/>
  <manifest:file-entry manifest:full-path="Pictures/1000000100000279000001CB84AAF330F79C233B.png" manifest:media-type="image/png"/>
  <manifest:file-entry manifest:full-path="Pictures/10000001000002CA000000A05589EAB5F82376C8.png" manifest:media-type="image/png"/>
  <manifest:file-entry manifest:full-path="Pictures/100000010000063B00000364AED4E3F3356E55B8.png" manifest:media-type="image/png"/>
  <manifest:file-entry manifest:full-path="Pictures/100000010000022E0000037D719185D4B0252CFF.png" manifest:media-type="image/png"/>
  <manifest:file-entry manifest:full-path="Pictures/100000010000029D000000501C9662F05398557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7.7cm" svg:height="2.116cm" svg:x="0.08cm" svg:y="0.635cm">
          <draw:image xlink:href="Pictures/100000010000029D000000501C9662F05398557A.png" xlink:type="simple" xlink:show="embed" xlink:actuate="onLoad" draw:mime-type="image/png">
            <text:p/>
          </draw:image>
        </draw:frame>
        <draw:frame draw:style-name="gr1" draw:text-style-name="P1" draw:layer="layout" svg:width="7.103cm" svg:height="11.368cm" svg:x="20.837cm" svg:y="4.382cm">
          <draw:image xlink:href="Pictures/100000010000022E0000037D719185D4B0252CFF.png" xlink:type="simple" xlink:show="embed" xlink:actuate="onLoad" draw:mime-type="image/png">
            <text:p/>
          </draw:image>
        </draw:frame>
        <draw:frame draw:style-name="gr1" draw:text-style-name="P1" draw:layer="layout" svg:width="17.504cm" svg:height="9.525cm" svg:x="0cm" svg:y="6.225cm">
          <draw:image xlink:href="Pictures/100000010000063B00000364AED4E3F3356E55B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89cm" svg:height="4.232cm" svg:x="0cm" svg:y="0cm">
          <draw:image xlink:href="Pictures/10000001000002CA000000A05589EAB5F82376C8.png" xlink:type="simple" xlink:show="embed" xlink:actuate="onLoad" draw:mime-type="image/png">
            <text:p/>
          </draw:image>
        </draw:frame>
        <draw:frame draw:style-name="gr1" draw:text-style-name="P1" draw:layer="layout" svg:width="12.089cm" svg:height="8.765cm" svg:x="15.888cm" svg:y="6.985cm">
          <draw:image xlink:href="Pictures/1000000100000279000001CB84AAF330F79C233B.png" xlink:type="simple" xlink:show="embed" xlink:actuate="onLoad" draw:mime-type="image/png">
            <text:p/>
          </draw:image>
        </draw:frame>
        <draw:frame draw:style-name="gr1" draw:text-style-name="P1" draw:layer="layout" svg:width="15.777cm" svg:height="9.4cm" svg:x="0.236cm" svg:y="6.35cm">
          <draw:image xlink:href="Pictures/10000001000004430000028A08D865DFD1C3D40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6T14:01:27.888146500</meta:creation-date>
    <dc:date>2025-10-16T14:01:58.204182399</dc:date>
    <meta:editing-duration>PT31S</meta:editing-duration>
    <meta:editing-cycles>1</meta:editing-cycles>
    <meta:document-statistic meta:object-count="31"/>
    <meta:generator>LibreOffice/7.3.7.2$Linux_X86_64 LibreOffice_project/30$Build-2</meta:generator>
  </office:meta>
</office:document-meta>
</file>